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>
      <style:paragraph-properties fo:margin-top="0cm" fo:margin-bottom="0cm" style:contextual-spacing="false"/>
      <style:text-properties officeooo:paragraph-rsid="000fcc9c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019961320" text:style-name="L1">
        <text:list-item>
          <text:p text:style-name="P2">Crear un frontend web para testssl.sh en el dominio <text:a xlink:type="simple" xlink:href="https://ssl.doctor/" office:target-frame-name="_new" xlink:show="replace" text:style-name="Internet_20_link" text:visited-style-name="Visited_20_Internet_20_Link">https://ssl.doctor/</text:a></text:p>
        </text:list-item>
        <text:list-item>
          <text:p text:style-name="P3">Implementar un sistema de rating para mostrar en la página principal.</text:p>
        </text:list-item>
        <text:list-item>
          <text:p text:style-name="P2">Almacenar los análisis realizados en formato json versionado.</text:p>
        </text:list-item>
        <text:list-item>
          <text:p text:style-name="P2">Agregar un botón para realizar el análisis del certificado en la página principal.</text:p>
        </text:list-item>
        <text:list-item>
          <text:p text:style-name="P2">Redirigir a una página con una URL dinámica (<text:a xlink:type="simple" xlink:href="https://ssl.doctor/results/test$%7BNODE%7D-p$%7Bport%7D$%7BYYYYMMDD-HHMM%7D" office:target-frame-name="_new" xlink:show="replace" text:style-name="Internet_20_link" text:visited-style-name="Visited_20_Internet_20_Link">https://ssl.doctor/results/test$%7BNODE%7D-p$%7Bport%7D$%7BYYYYMMDD-HHMM%7D</text:a>) una vez que se ha realizado el análisis.</text:p>
        </text:list-item>
        <text:list-item>
          <text:p text:style-name="P2">Guardar los resultados en un directorio específico.</text:p>
        </text:list-item>
        <text:list-item>
          <text:p text:style-name="P2">Mostrar una barra de progreso del análisis y mostrar los datos generados en pantalla mientras se completa el análisis.</text:p>
        </text:list-item>
        <text:list-item>
          <text:p text:style-name="P2">Añadir una opción para incluir o no el resultado en un directorio o sitemap.</text:p>
        </text:list-item>
        <text:list-item>
          <text:p text:style-name="P2">Utilizar la misma plantilla que se utiliza en dns.doctor.</text:p>
        </text:list-item>
        <text:list-item>
          <text:p text:style-name="P1">Reemplazar el logotipo actual con el nuevo logotipo de SSL.doctor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21:59:00.690618831</meta:creation-date>
    <dc:date>2023-01-13T23:58:43.696632988</dc:date>
    <meta:editing-duration>PT1H49M32S</meta:editing-duration>
    <meta:editing-cycles>1</meta:editing-cycles>
    <meta:document-statistic meta:table-count="0" meta:image-count="0" meta:object-count="0" meta:page-count="1" meta:paragraph-count="10" meta:word-count="128" meta:character-count="834" meta:non-whitespace-character-count="726"/>
    <meta:generator>LibreOffice/7.3.7.2$Linux_X86_64 LibreOffice_project/30$Build-2</meta:generator>
  </office:meta>
</office:document-meta>
</file>